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04ffa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paragraph-rsid="0006a4c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paragraph-rsid="00082e2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paragraph-rsid="000abe9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paragraph-rsid="000b125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paragraph-rsid="0006a4c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paragraph-rsid="000abe9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4ffa8" officeooo:paragraph-rsid="0004ffa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4ffa8" officeooo:paragraph-rsid="0004ffa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fo:font-weight="normal" officeooo:rsid="0006a4c5" officeooo:paragraph-rsid="0006a4c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06a4c5" officeooo:paragraph-rsid="0006a4c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06a4c5" officeooo:paragraph-rsid="000abe9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06a4c5" officeooo:paragraph-rsid="000b125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082e27" officeooo:paragraph-rsid="000abe9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06a4c5" officeooo:paragraph-rsid="0006a4c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06a4c5" officeooo:paragraph-rsid="000b125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06a4c5" officeooo:paragraph-rsid="000abe9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06a4c5" officeooo:paragraph-rsid="000d89f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0abe94" officeooo:paragraph-rsid="0006a4c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officeooo:rsid="0006a4c5" officeooo:paragraph-rsid="0006a4c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officeooo:rsid="0006a4c5" officeooo:paragraph-rsid="000d89f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officeooo:paragraph-rsid="0006a4c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officeooo:paragraph-rsid="000abe9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officeooo:paragraph-rsid="000b125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officeooo:paragraph-rsid="00082e27" style:font-size-asian="10.5pt" style:font-weight-asian="bold" style:font-size-complex="12pt" style:font-weight-complex="bold"/>
    </style:style>
    <style:style style:name="T1" style:family="text">
      <style:text-properties officeooo:rsid="0004ffa8"/>
    </style:style>
    <style:style style:name="T2" style:family="text">
      <style:text-properties officeooo:rsid="0006a4c5"/>
    </style:style>
    <style:style style:name="T3" style:family="text">
      <style:text-properties officeooo:rsid="0007e4b8"/>
    </style:style>
    <style:style style:name="T4" style:family="text">
      <style:text-properties officeooo:rsid="00082e27"/>
    </style:style>
    <style:style style:name="T5" style:family="text">
      <style:text-properties officeooo:rsid="0009bff1"/>
    </style:style>
    <style:style style:name="T6" style:family="text">
      <style:text-properties officeooo:rsid="000abe94"/>
    </style:style>
    <style:style style:name="T7" style:family="text">
      <style:text-properties officeooo:rsid="000b1252"/>
    </style:style>
    <style:style style:name="T8" style:family="text">
      <style:text-properties officeooo:rsid="000b313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d7b9" style:font-weight-asian="bold" style:font-weight-complex="bold"/>
    </style:style>
    <style:style style:name="T11" style:family="text">
      <style:text-properties fo:font-weight="bold" officeooo:rsid="0004ffa8" style:font-weight-asian="bold" style:font-weight-complex="bold"/>
    </style:style>
    <style:style style:name="T12" style:family="text">
      <style:text-properties officeooo:rsid="000d8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eb Services</text:p>
      <text:p text:style-name="P8"/>
      <text:p text:style-name="P9"><text:span text:style-name="T9">Framework:</text:span> Ruby on Rails</text:p>
      <text:p text:style-name="P9"><text:span text:style-name="T9">Service </text:span><text:span text:style-name="T10">Architecture</text:span><text:span text:style-name="T9">:</text:span> Restful</text:p>
      <text:p text:style-name="P9"><text:span text:style-name="T9">Data Format: </text:span>JSON</text:p>
      <text:p text:style-name="P1"><text:span text:style-name="T11">URL Format:</text:span><text:span text:style-name="T1"> &lt;protocol&gt;&lt;domain_name&gt;/api/&lt;version&gt;/&lt;</text:span><text:span text:style-name="T2">service</text:span><text:span text:style-name="T1">&gt;</text:span></text:p>
      <text:p text:style-name="P10">e.g. <text:s/>https://www.taskfish.com/api/v1/users/1</text:p>
      <text:p text:style-name="P9"/>
      <text:p text:style-name="P1"><text:span text:style-name="T1">User Registration </text:span><text:span text:style-name="T2">Process</text:span></text:p>
      <text:p text:style-name="P9"/>
      <text:p text:style-name="P2"><text:span text:style-name="T1">User will register using <text:s/>2rd party web applications like facebook,twitter or instagram etc using oAuth2 authentication. After registration, client application will store access token and get user data like </text:span><text:span text:style-name="T2">name,city,</text:span><text:span text:style-name="T1">email, sex, age etc and consume </text:span><text:span text:style-name="T2">user registration web service (/user/create) for registering new user to system.</text:span></text:p>
      <text:p text:style-name="P11"/>
      <text:p text:style-name="P15"/>
      <text:p text:style-name="P20">1. /users/create</text:p>
      <text:p text:style-name="P11">Type: POST</text:p>
      <text:p text:style-name="P11">Data Format: JSON</text:p>
      <text:p text:style-name="P11">Data: name, email, sex, age, fb_access_token, tw_access_token, city, latitude, longitude</text:p>
      <text:p text:style-name="P11">Response Format: JSON</text:p>
      <text:p text:style-name="P11">Response: status,message</text:p>
      <text:p text:style-name="P11"/>
      <text:p text:style-name="P22"><text:span text:style-name="T8">2</text:span><text:span text:style-name="T2">. users/:user_id/events</text:span></text:p>
      <text:p text:style-name="P11">Type: GET</text:p>
      <text:p text:style-name="P11">Response Format: JSON</text:p>
      <text:p text:style-name="P11">Response: Collection of all events of that particular user </text:p>
      <text:p text:style-name="P11"/>
      <text:p text:style-name="P22"><text:span text:style-name="T8">3</text:span><text:span text:style-name="T2">. users/:user_id/events/:event_id</text:span></text:p>
      <text:p text:style-name="P11">Type: GET</text:p>
      <text:p text:style-name="P11">Response Format: JSON</text:p>
      <text:p text:style-name="P11">Response: A JSON object which contain event data specified by event_id</text:p>
      <text:p text:style-name="P11"/>
      <text:p text:style-name="P22"><text:span text:style-name="T8">4</text:span><text:span text:style-name="T2">. /users/:user_id/events/create</text:span></text:p>
      <text:p text:style-name="P11">Type: POST</text:p>
      <text:p text:style-name="P11">Data Format: JSON</text:p>
      <text:p text:style-name="P11">Data: event_name, latitude, longitude</text:p>
      <text:p text:style-name="P11">Response Format: JSON</text:p>
      <text:p text:style-name="P11">Response: status,message</text:p>
      <text:p text:style-name="P11"/>
      <text:p text:style-name="P22"><text:span text:style-name="T8">5</text:span><text:span text:style-name="T2">. /users/:user_id/events/:event_id/invite</text:span></text:p>
      <text:p text:style-name="P11">Type: Post</text:p>
      <text:p text:style-name="P11">Data Format: JSON</text:p>
      <text:p text:style-name="P11">Data: An array of user id's to invite to event specified by event_id</text:p>
      <text:p text:style-name="P11">Response Format: JSON</text:p>
      <text:p text:style-name="P11">Response: status,message</text:p>
      <text:p text:style-name="P15"/>
      <text:p text:style-name="P22"><text:span text:style-name="T8">6</text:span><text:span text:style-name="T2">. /users/:</text:span><text:span text:style-name="T3">user_id/events/:event_id/pictures</text:span></text:p>
      <text:p text:style-name="P2"><text:span text:style-name="T2">Type: </text:span><text:span text:style-name="T3">GET</text:span></text:p>
      <text:p text:style-name="P11">Response Format: JSON</text:p>
      <text:p text:style-name="P2"><text:span text:style-name="T2">Response: </text:span><text:span text:style-name="T3">A collection of all pictures in event specified by event_id. </text:span><text:span text:style-name="T4">We should also plan to include pagination in this web service so that we can handle situation if an event has bulk of </text:span><text:soft-page-break/><text:span text:style-name="T4">pictures. </text:span></text:p>
      <text:p text:style-name="P11"/>
      <text:p text:style-name="P23"><text:span text:style-name="T8">7</text:span><text:span text:style-name="T2">. /users/:</text:span><text:span text:style-name="T3">user_id/events/:event_id/</text:span><text:span text:style-name="T6">comments</text:span></text:p>
      <text:p text:style-name="P4"><text:span text:style-name="T2">Type: </text:span><text:span text:style-name="T3">GET</text:span></text:p>
      <text:p text:style-name="P12">Response Format: JSON</text:p>
      <text:p text:style-name="P4"><text:span text:style-name="T2">Response: </text:span><text:span text:style-name="T3">A collection of all </text:span><text:span text:style-name="T6">comments</text:span><text:span text:style-name="T3"> in event specified by event_id. </text:span><text:span text:style-name="T4">We should also plan to include pagination in this web service so that we can handle situation if an event has bulk of </text:span><text:span text:style-name="T6">comments</text:span><text:span text:style-name="T4">. </text:span></text:p>
      <text:p text:style-name="P14"/>
      <text:p text:style-name="P24"><text:span text:style-name="T8">8</text:span><text:span text:style-name="T2">. /users/:</text:span><text:span text:style-name="T3">user_id/events/:event_id/</text:span><text:span text:style-name="T7">comments</text:span><text:span text:style-name="T3">/</text:span><text:span text:style-name="T7">create</text:span></text:p>
      <text:p text:style-name="P5"><text:span text:style-name="T2">Type: P</text:span><text:span text:style-name="T4">OST</text:span></text:p>
      <text:p text:style-name="P5"><text:span text:style-name="T2">Data Format: </text:span><text:span text:style-name="T7">JSON</text:span></text:p>
      <text:p text:style-name="P5"><text:span text:style-name="T2">Data: </text:span><text:span text:style-name="T7">comment_message</text:span></text:p>
      <text:p text:style-name="P13">Response Format: JSON</text:p>
      <text:p text:style-name="P16"><text:tab/>Response: status,message</text:p>
      <text:p text:style-name="P15"/>
      <text:p text:style-name="P25"><text:span text:style-name="T8">9</text:span><text:span text:style-name="T2">. /users/:</text:span><text:span text:style-name="T3">user_id/events/:event_id/pictures/</text:span><text:span text:style-name="T4">upload</text:span></text:p>
      <text:p text:style-name="P2"><text:span text:style-name="T2">Type: P</text:span><text:span text:style-name="T4">OST </text:span></text:p>
      <text:p text:style-name="P3"><text:span text:style-name="T2">Data Format: </text:span><text:span text:style-name="T5">f</text:span><text:span text:style-name="T4">ile/multipart</text:span></text:p>
      <text:p text:style-name="P2"><text:span text:style-name="T2">Data: </text:span><text:span text:style-name="T5">picture</text:span></text:p>
      <text:p text:style-name="P11">Response Format: JSON</text:p>
      <text:p text:style-name="P15"><text:tab/>Response: status,message</text:p>
      <text:p text:style-name="P15"/>
      <text:p text:style-name="P23"><text:span text:style-name="T2">1</text:span><text:span text:style-name="T8">0</text:span><text:span text:style-name="T2">. /users/:</text:span><text:span text:style-name="T3">user_id/events/:event_id/pictures/</text:span><text:span text:style-name="T4">:</text:span><text:span text:style-name="T6">picture_id</text:span></text:p>
      <text:p text:style-name="P2"><text:span text:style-name="T2">Type: </text:span><text:span text:style-name="T6">GET</text:span></text:p>
      <text:p text:style-name="P2"><text:span text:style-name="T2">Response Format: </text:span><text:span text:style-name="T6">File</text:span></text:p>
      <text:p text:style-name="P6"><text:span text:style-name="T2"><text:tab/>Response: </text:span><text:span text:style-name="T6">Image</text:span></text:p>
      <text:p text:style-name="P19"/>
      <text:p text:style-name="P23"><text:span text:style-name="T2">1</text:span><text:span text:style-name="T8">1</text:span><text:span text:style-name="T2">. /users/:</text:span><text:span text:style-name="T3">user_id/events/:event_id/pictures/</text:span><text:span text:style-name="T4">:</text:span><text:span text:style-name="T6">picture_id/comments</text:span></text:p>
      <text:p text:style-name="P4"><text:span text:style-name="T2">Type: </text:span><text:span text:style-name="T6">GET</text:span></text:p>
      <text:p text:style-name="P4"><text:span text:style-name="T2">Response Format: </text:span><text:span text:style-name="T6">JSON</text:span></text:p>
      <text:p text:style-name="P7"><text:span text:style-name="T2"><text:tab/>Response: </text:span><text:span text:style-name="T6">Collection of all comments on that particular picture specified by picture_id.</text:span><text:span text:style-name="T3"> </text:span><text:span text:style-name="T4">We <text:tab/>should also plan to include pagination in this web service so that we can handle situation if <text:tab/>a </text:span><text:span text:style-name="T6">picture</text:span><text:span text:style-name="T4"> has bulk of </text:span><text:span text:style-name="T6">comments</text:span></text:p>
      <text:p text:style-name="P17"/>
      <text:p text:style-name="P24"><text:span text:style-name="T2">1</text:span><text:span text:style-name="T8">2</text:span><text:span text:style-name="T2">. /users/:</text:span><text:span text:style-name="T3">user_id/events/:event_id/pictures/</text:span><text:span text:style-name="T7">:picture_id/comments/create</text:span></text:p>
      <text:p text:style-name="P5"><text:span text:style-name="T2">Type: P</text:span><text:span text:style-name="T4">OST</text:span></text:p>
      <text:p text:style-name="P5"><text:span text:style-name="T2">Data Format: </text:span><text:span text:style-name="T7">JSON</text:span></text:p>
      <text:p text:style-name="P5"><text:span text:style-name="T2">Data: </text:span><text:span text:style-name="T7">comment_message</text:span></text:p>
      <text:p text:style-name="P13">Response Format: JSON</text:p>
      <text:p text:style-name="P16"><text:tab/>Response: status,message</text:p>
      <text:p text:style-name="P16"/>
      <text:p text:style-name="P21"><text:span text:style-name="T12">13. /users/user_id/friends</text:span></text:p>
      <text:p text:style-name="P18"><text:span text:style-name="T12"><text:tab/></text:span>Type: P<text:span text:style-name="T4">OST</text:span></text:p>
      <text:p text:style-name="P18"><text:span text:style-name="T12"><text:tab/></text:span>Response Format: JSON</text:p>
      <text:p text:style-name="P18"><text:span text:style-name="T12"><text:tab/>Response: A collection of user friends, will discuss further about this how to manage th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zad Tariq</meta:initial-creator>
    <meta:creation-date>2013-11-07T22:38:24</meta:creation-date>
    <dc:date>2013-11-07T23:43:01</dc:date>
    <dc:creator>Shahzad Tariq</dc:creator>
    <meta:editing-duration>PT45M52S</meta:editing-duration>
    <meta:editing-cycles>9</meta:editing-cycles>
    <meta:generator>LibreOffice/4.0.4.2$Linux_X86_64 LibreOffice_project/400m0$Build-2</meta:generator>
    <meta:document-statistic meta:table-count="0" meta:image-count="0" meta:object-count="0" meta:page-count="2" meta:paragraph-count="72" meta:word-count="363" meta:character-count="2861" meta:non-whitespace-character-count="2554"/>
  </office:meta>
</office:document-meta>
</file>